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184cm"/>
    </style:style>
    <style:style style:name="gr7" style:family="graphic" style:parent-style-name="standard">
      <style:graphic-properties draw:fill-color="#eb613d" draw:textarea-horizontal-align="center" draw:textarea-vertical-align="middle"/>
    </style:style>
    <style:style style:name="gr8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2.077cm"/>
    </style:style>
    <style:style style:name="gr10" style:family="graphic" style:parent-style-name="standard">
      <style:graphic-properties draw:stroke="none" svg:stroke-color="#000000" draw:fill="none" draw:fill-color="#ffffff" fo:min-height="0.99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45cm" svg:height="1.5cm" svg:x="13.494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645cm" svg:height="1.5cm" svg:x="15.759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645cm" svg:height="1.5cm" svg:x="17.932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645cm" svg:height="1.5cm" svg:x="20.199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645cm" svg:height="1.5cm" svg:x="22.463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645cm" svg:height="1.5cm" svg:x="24.726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3.473cm" svg:y="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55cm" svg:x="15.738cm" svg:y="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7.995cm" svg:y="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0.257cm" svg:y="4.2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1cm" svg:x="13.472cm" svg:y="3.56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5.738cm" svg:y="3.5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7.368421052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55cm" svg:x="18.002cm" svg:y="3.5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0.265cm" svg:y="3.55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45cm" svg:x="13.495cm" svg:y="5.0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49cm" svg:x="15.745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47cm" svg:x="18.002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cm" svg:x="20.268cm" svg:y="5.03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3.456cm" svg:y="2.8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5.722cm" svg:y="2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7.986cm" svg:y="2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55cm" svg:x="20.252cm" svg:y="2.88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2.645cm" svg:height="1.5cm" svg:x="13.495cm" svg:y="8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2.645cm" svg:height="1.5cm" svg:x="15.759cm" svg:y="8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645cm" svg:height="1.5cm" svg:x="17.934cm" svg:y="8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645cm" svg:height="1.5cm" svg:x="20.199cm" svg:y="8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3.495cm" svg:y="11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645cm" svg:height="1.5cm" svg:x="22.463cm" svg:y="8.2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645cm" svg:height="1.5cm" svg:x="24.711cm" svg:y="8.2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55cm" svg:x="15.759cm" svg:y="11.5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379cm" svg:height="0.455cm" svg:x="22.523cm" svg:y="11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379cm" svg:height="0.455cm" svg:x="24.783cm" svg:y="11.60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3.473cm" svg:y="10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5.737cm" svg:y="10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2.379cm" svg:height="0.455cm" svg:x="22.537cm" svg:y="10.9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379cm" svg:height="0.455cm" svg:x="24.801cm" svg:y="10.92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55cm" svg:x="13.495cm" svg:y="12.2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5.738cm" svg:y="12.2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379cm" svg:height="0.455cm" svg:x="22.496cm" svg:y="12.2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379cm" svg:height="0.455cm" svg:x="24.76cm" svg:y="12.24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3.501cm" svg:y="10.25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5.767cm" svg:y="10.25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379cm" svg:height="0.455cm" svg:x="22.565cm" svg:y="10.2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2.379cm" svg:height="0.455cm" svg:x="24.829cm" svg:y="10.28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645cm" svg:height="1.5cm" svg:x="13.495cm" svg:y="15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645cm" svg:height="1.5cm" svg:x="15.759cm" svg:y="15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645cm" svg:height="1.5cm" svg:x="17.934cm" svg:y="15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645cm" svg:height="1.5cm" svg:x="20.199cm" svg:y="15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645cm" svg:height="1.5cm" svg:x="22.463cm" svg:y="15.8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645cm" svg:height="1.5cm" svg:x="24.703cm" svg:y="15.8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7.976cm" svg:y="19.1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55cm" svg:x="20.237cm" svg:y="19.1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2.502cm" svg:y="19.1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4.764cm" svg:y="19.19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7.977cm" svg:y="18.5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0.243cm" svg:y="18.5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54cm" svg:x="22.509cm" svg:y="18.51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4.775cm" svg:y="18.51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55cm" svg:x="17.978cm" svg:y="19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0.244cm" svg:y="19.9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2.509cm" svg:y="19.9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4.776cm" svg:y="19.90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17.976cm" svg:y="17.8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0.242cm" svg:y="17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79cm" svg:height="0.455cm" svg:x="22.507cm" svg:y="17.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379cm" svg:height="0.455cm" svg:x="24.771cm" svg:y="17.87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327cm" svg:height="2.104cm" svg:x="27.763cm" svg:y="16.799cm">
          <text:p/>
          <draw:enhanced-geometry svg:viewBox="0 0 21600 21600" draw:text-areas="0 0 21600 21600" draw:mirror-horizontal="true" draw:type="circular-arrow" draw:modifiers="79.9793869608492 -85.970053529570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layer="layout" svg:width="3.792cm" svg:height="1.675cm" svg:x="30.208cm" svg:y="16.831cm">
          <draw:text-box>
            <text:p>Use tuned </text:p>
            <text:p>parameters</text:p>
          </draw:text-box>
        </draw:frame>
        <draw:custom-shape draw:style-name="gr5" draw:text-style-name="P1" draw:layer="layout" svg:width="2.327cm" svg:height="2.104cm" svg:x="27.509cm" svg:y="9.244cm">
          <text:p/>
          <draw:enhanced-geometry svg:viewBox="0 0 21600 21600" draw:text-areas="0 0 21600 21600" draw:mirror-horizontal="true" draw:type="circular-arrow" draw:modifiers="79.9793869608492 -85.970053529570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layer="layout" svg:width="3.792cm" svg:height="1.675cm" svg:x="30.221cm" svg:y="9.276cm">
          <draw:text-box>
            <text:p>Use tuned </text:p>
            <text:p>parameters</text:p>
          </draw:text-box>
        </draw:frame>
        <draw:custom-shape draw:style-name="gr5" draw:text-style-name="P1" draw:layer="layout" svg:width="2.327cm" svg:height="2.104cm" svg:x="27.477cm" svg:y="2.008cm">
          <text:p/>
          <draw:enhanced-geometry svg:viewBox="0 0 21600 21600" draw:text-areas="0 0 21600 21600" draw:mirror-horizontal="true" draw:type="circular-arrow" draw:modifiers="79.9793869608492 -85.970053529570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layer="layout" svg:width="3.792cm" svg:height="1.675cm" svg:x="30.189cm" svg:y="2.04cm">
          <draw:text-box>
            <text:p>Use tuned </text:p>
            <text:p>parameters</text:p>
          </draw:text-box>
        </draw:frame>
        <draw:g>
          <draw:rect draw:style-name="gr7" draw:text-style-name="P1" draw:layer="layout" svg:width="0.287cm" svg:height="15.364cm" svg:x="9.755cm" svg:y="1.562cm">
            <text:p/>
          </draw:rect>
          <draw:custom-shape draw:style-name="gr8" draw:text-style-name="P1" draw:layer="layout" svg:width="2.391cm" svg:height="0.606cm" svg:x="9.754cm" svg:y="16.4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" draw:layer="layout" svg:width="2.392cm" svg:height="0.606cm" svg:x="9.754cm" svg:y="1.4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" draw:layer="layout" svg:width="2.392cm" svg:height="0.606cm" svg:x="9.754cm" svg:y="8.8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9" draw:text-style-name="P1" draw:layer="layout" svg:width="6.387cm" svg:height="2.49cm" svg:x="2.836cm" svg:y="7.842cm">
          <draw:text-box>
            <text:p text:style-name="P1"><text:span text:style-name="T1">Outer resampling</text:span></text:p>
            <text:p text:style-name="P1"><text:span text:style-name="T1"/></text:p>
            <text:p text:style-name="P1"><text:span text:style-name="T2">Estimate performance</text:span></text:p>
          </draw:text-box>
        </draw:frame>
        <draw:frame draw:style-name="gr9" draw:text-style-name="P1" draw:layer="layout" svg:width="6.299cm" svg:height="2.49cm" svg:x="11.011cm" svg:y="17.884cm">
          <draw:text-box>
            <text:p text:style-name="P1"><text:span text:style-name="T1">Inner resampling</text:span></text:p>
            <text:p text:style-name="P1"><text:span text:style-name="T1"/></text:p>
            <text:p text:style-name="P1"><text:span text:style-name="T2">Tune parameters</text:span></text:p>
          </draw:text-box>
        </draw:frame>
        <draw:custom-shape draw:style-name="gr1" draw:text-style-name="P1" draw:layer="layout" svg:width="2.645cm" svg:height="1.5cm" svg:x="1cm" svg:y="22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645cm" svg:height="1.5cm" svg:x="9.735cm" svg:y="22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379cm" svg:height="0.455cm" svg:x="18.533cm" svg:y="23.06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2.379cm" svg:height="0.455cm" svg:x="26.724cm" svg:y="23.1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3" draw:layer="layout" svg:width="4.75cm" svg:height="1.385cm" svg:x="3.825cm" svg:y="22.615cm">
          <draw:text-box>
            <text:p text:style-name="P3"><text:span text:style-name="T3">Training set </text:span></text:p>
            <text:p text:style-name="P3"><text:span text:style-name="T3">outer resampling</text:span></text:p>
          </draw:text-box>
        </draw:frame>
        <draw:frame draw:style-name="gr10" draw:text-style-name="P3" draw:layer="layout" svg:width="4.527cm" svg:height="1.385cm" svg:x="12.591cm" svg:y="22.615cm">
          <draw:text-box>
            <text:p text:style-name="P3"><text:span text:style-name="T3">Test set </text:span></text:p>
            <text:p text:style-name="P3"><text:span text:style-name="T3">outer resampling</text:span></text:p>
          </draw:text-box>
        </draw:frame>
        <draw:frame draw:style-name="gr10" draw:text-style-name="P3" draw:layer="layout" svg:width="4.527cm" svg:height="1.385cm" svg:x="21.071cm" svg:y="22.615cm">
          <draw:text-box>
            <text:p text:style-name="P3"><text:span text:style-name="T3">Training set </text:span></text:p>
            <text:p text:style-name="P3"><text:span text:style-name="T3">inner resampling</text:span></text:p>
          </draw:text-box>
        </draw:frame>
        <draw:frame draw:style-name="gr10" draw:text-style-name="P3" draw:layer="layout" svg:width="4.586cm" svg:height="1.385cm" svg:x="29.414cm" svg:y="22.615cm">
          <draw:text-box>
            <text:p text:style-name="P3"><text:span text:style-name="T3">Test set </text:span></text:p>
            <text:p text:style-name="P3"><text:span text:style-name="T3">inner resamp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3-22T14:52:44.67</meta:creation-date>
    <dc:date>2010-03-23T16:30:39.63</dc:date>
    <dc:creator>Katharina Borg</dc:creator>
    <meta:editing-duration>PT02H29M36S</meta:editing-duration>
    <meta:editing-cycles>7</meta:editing-cycles>
    <meta:generator>OpenOffice.org/3.2$Win32 OpenOffice.org_project/320m12$Build-9483</meta:generator>
    <meta:document-statistic meta:object-count="87"/>
  </office:meta>
</office:document-meta>
</file>